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CERN (7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CERN (70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slandered him!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should scatter them!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CERN (70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ONFIDENCE (70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ONFIDENCE (70:4-5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will be rescued by the Lord!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then will rejoice in the Lord!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CONCERN (70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CONFIDENCE (70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0 </dc:title>
    <meta:initial-creator>David STRICKLAND</meta:initial-creator>
    <dc:creator>David STRICKLAND</dc:creator>
    <meta:creation-date>2020-02-23T23:19:40Z</meta:creation-date>
    <dc:date>2020-02-23T23:19:41Z</dc:date>
    <meta:template xlink:href="BibleStudy" xlink:type="simple"/>
    <meta:editing-cycles>1</meta:editing-cycles>
    <meta:editing-duration>PT0S</meta:editing-duration>
    <meta:document-statistic meta:paragraph-count="14" meta:word-count="71"/>
  </office:meta>
</office:document-meta>
</file>